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8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ffff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99ffff" style:text-align-source="fix" style:repeat-content="false" fo:border-left="none" fo:border-right="none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99ffff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eneric Component</text:p>
          </table:table-cell>
          <table:table-cell table:style-name="ce5" office:value-type="string">
            <text:p>Dossage</text:p>
          </table:table-cell>
          <table:table-cell table:style-name="ce8" office:value-type="string">
            <text:p><text:s/>Dossage Type[units/grams/meters]</text:p>
          </table:table-cell>
        </table:table-row>
        <table:table-row table:style-name="ro2">
          <table:table-cell table:style-name="ce2" office:value-type="string">
            <text:p>External box packaging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xternal bottom box packaging Hephestos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Tray 1 - packaging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Rodamiento lineal de bolas LM8UU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Z axis left-bottom support adapted open link cable chain (Printed RED)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ulley tensioner GT2-20T-6-1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GT2 Pulley 20 dientes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01a_x-left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02a_x-right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02b_y-corner_printed_part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03a_x-tensor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05a_x-endstop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06b_y-tensor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09_2a_x-carriage-a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10a_x-cable-chain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10b_y-motor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12a_x-carriage-b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12b_y-belt-holder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16a_z-bottom-right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17a_z-bottom-left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18a_z-top-right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18b_zum-holder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19a_z-top-left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20a_z-endstop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24a_y-endstop-base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25a_y-endstop-frame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27a_extruder-protector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29a_lcd-holder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30a_lcd-hinge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31a_spool-holder-right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32a_spool-holder-left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3" office:value-type="string">
            <text:p>33a_spool-union_printed_pa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Aluminium Flexible Shaft Coupling 5to5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Ø8X340MM-CROMAD Smooth rod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Ø8X320MM-CROMAD Smooth rod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5X300MM-NE Threaded rod cincadas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Black binder clip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Spring (long: 20mm, Outside diameter: 6mm, Wire thickness: 0.8mm)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Allen key s/long Ø 2m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Allen key s/long 2.5 Foru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Allen key s/long 3 Forum without ball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Llave fija aluminio 10 (M6) - 13 (M8) - 17 (M10)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Assembling Guide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<text:s/>Warranty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GT2 Timing Belt 6mm x 1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Nema17, 12VDC, 4000g.cm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Steel hephestos Frame 4mm silver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Sticker extruder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Sticker cautions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4x25 Screw - DIN-912 Class 8.8 Silver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3x10 Screw - DIN-912 Class 8.8 Silver</text:p>
          </table:table-cell>
          <table:table-cell table:style-name="ce6" office:value-type="float" office:value="6">
            <text:p>6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3x18 Screw - DIN-912 Class 8.8 Silver</text:p>
          </table:table-cell>
          <table:table-cell table:style-name="ce6" office:value-type="float" office:value="7">
            <text:p>7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3x25 Screw - DIN-912 Class 8.8 Silver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3x8 Screw - DIN-912 Class 8.8 Silver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4x6 Screw - ISO 7380 Silver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4x20 Screw - DIN 912 Silver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6x40 Screw - DIN-912 Class 8.8 Silver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3 Nut - DIN 934 Class 8 Silver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4 Nut - 934 Class 8 Silver</text:p>
          </table:table-cell>
          <table:table-cell table:style-name="ce6" office:value-type="float" office:value="6">
            <text:p>6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5 Nut - DIN 934 Class 8 INOX Silver 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6 Nut - DIN 934 Class 8 Silver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8 Nut - DIN 934 Class 8 Silver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10 Nut - DIN 934 Class 8 Silver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10 Serrated Nut - DIN 6923 Class 8 Silver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8 Washer - DIN 125 Class 6 Silver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10 Washer - DIN 125 Class 6 Silver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10 Washer - DIN 9021 Silver (outter diameter 30mm)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omo moleteado DIN 467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recision Needle 0.4mm diameter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Tray 2 - packaging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ulley tensioner GT2-20T-6-1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GT2 Pulley 20 dientes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Ø8X370MM-CROMAD Smooth rod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10X370MM-NE Threaded rod cincadas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8X205MM Black transversal rod cincadas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Steel hephestos Base 4mm silver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slabones abiertos 0130.10-20 x25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slabones abiertos 0130.10-20 x27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ower supply 8A - 12V (ADS-110DL-12-1 120096E)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U AC cable 1M 3pin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GT2 Timing Belt 6mm x 1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Nema17, 12VDC, 4000g.c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rusa - Sobre con autocierre burbujas 250x260m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Glass 3mm 220x220 4EC 20x2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Cama HPH1 (blanco 5mm)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tiquetas 73x5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Nema17, 12VDC, 4000g.c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Hot End Tornillo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Hot End Dado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Hot End Casquillo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Nozzle MK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TFE 26mm tube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Cartucho termico con conector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B57560G104F 100k Thermistor (version 2)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sparrago M3x4 - ISO-4026/DIN-91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sparrago M4x5 -ISO-4026/DIN-91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asador Ø3x20 - ISO-2338/DIN-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Tornillo M3x20 - ISO- 4762/DIN-912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Tornillo M3x22 - ISO- 4762/DIN-912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Tornillo M3x18 - ISO- 4762/DIN-912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Tornillo M3x18 - ISO- 4762/DIN-912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Tornillo C.Avellanada M3x6 - ISO-10642/DIN-799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Tornillo C.Avellanada M3x12 - ISO-10642/DIN-799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Fan duc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LA bq 1,75mm Coal Black 1Kg sin packaging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K7 Drive Gear for 1.75m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Palanca Extruder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Bearing 623ZZ (3x10x4)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Gearbox extruder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spring extruder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xtruder Heat Sink for DDG Extruder_Rev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Brushless DC Cooling Fan - RD4010B12H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DC Blower Fan RB5015B12M+ 40 mm wire - JST male connector 2.5mm pitch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D-407 Fan blower support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lectronics Box Hephestos 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Zum Mega 3D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Jumper electronics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Smart LCD Controller Hephestos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Cable Smart LCD contoller to ZUM Mega 3D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Zum Mega 3D Thermal Pad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Zum Mega 3D heat sink plate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Black bridle 100 x 2.5 mm</text:p>
          </table:table-cell>
          <table:table-cell table:style-name="ce6" office:value-type="float" office:value="15">
            <text:p>15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echanical Endstop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Cable cartucho calefactor Hephestos 900m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Thermistor cable Hephestos 1120m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Cable motor extrusor Hephestos 1.160m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Cable Blower/ventilador Hephestos 960m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Cable Motor X Hephestos 670mm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Cable Endstop X Hephestos 760mm 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otor Y/Z cable (L=0.240m)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Motor Z right cable (L=0.470m)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Endstop Y/Z cable (L=0.320m)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Bayonet Locks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2" office:value-type="string">
            <text:p>Handle (Ref: AS-1500-NG)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units</text:p>
          </table:table-cell>
        </table:table-row>
        <table:table-row table:style-name="ro2">
          <table:table-cell table:style-name="ce4" office:value-type="string">
            <text:p>Metacrilato asa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units</text:p>
          </table:table-cell>
        </table:table-row>
        <table:table-row table:style-name="ro2" table:number-rows-repeated="1048416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26/10/2016</text:date>, <text:time>22:2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22:23:37.96</dc:date>
    <meta:generator>OpenOffice/4.1.1$Win32 OpenOffice.org_project/411m6$Build-9775</meta:generator>
    <meta:document-statistic meta:table-count="1" meta:cell-count="408" meta:object-count="0"/>
  </office:meta>
</office:document-meta>
</file>